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fo:border="none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8.1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2cm"/>
    </style:style>
    <style:style style:name="gr6" style:family="graphic" style:parent-style-name="standard">
      <style:graphic-properties svg:stroke-color="#111111" draw:fill-color="#b2b2b2" draw:textarea-horizontal-align="justify" draw:textarea-vertical-align="middle" draw:auto-grow-height="false" fo:min-height="1.25cm" fo:min-width="18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6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8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9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titulo" form:control-implementation="ooo:com.sun.star.form.component.FixedText" xml:id="control1" form:id="control1" form:label="Productos Mas Vendidos"/>
            <form:fixed-text form:name="unnamed0" form:control-implementation="ooo:com.sun.star.form.component.FixedText" xml:id="control2" form:id="control2" form:label="Fecha Desde:"/>
            <form:fixed-text form:name="Campo de etiqueta 3" form:control-implementation="ooo:com.sun.star.form.component.FixedText" xml:id="control3" form:id="control3" form:label="Fecha Hasta:"/>
            <form:text form:name="txtDesde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Hast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6" form:control-implementation="ooo:com.sun.star.form.component.FixedText" xml:id="control6" form:id="control6" form:label="Puesto"/>
            <form:fixed-text form:name="Campo de etiqueta 1" form:control-implementation="ooo:com.sun.star.form.component.FixedText" xml:id="control7" form:id="control7" form:label="Producto"/>
            <form:fixed-text form:name="Campo de etiqueta 8" form:control-implementation="ooo:com.sun.star.form.component.FixedText" xml:id="control8" form:id="control8" form:label="Cant. Ventas"/>
            <form:text form:name="txtPaginado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Puesto1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2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3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4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5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6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0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4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8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9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0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1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2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3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7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2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3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4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5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6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7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8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9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0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1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2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3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2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3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4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0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9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0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1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2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3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4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8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4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10.971cm" svg:height="3cm" svg:x="9cm" svg:y="3.5cm">
          <draw:image xlink:href="Pictures/1000000000000133000000546AABCFA7F059A366.png" xlink:type="simple" xlink:show="embed" xlink:actuate="onLoad">
            <text:p/>
          </draw:image>
        </draw:frame>
        <draw:control draw:style-name="gr2" draw:text-style-name="P2" draw:layer="layout" svg:width="15.4cm" svg:height="2.4cm" svg:x="2.8cm" svg:y="1.5cm" draw:control="control1"/>
        <draw:control draw:style-name="gr2" draw:text-style-name="P3" draw:layer="layout" svg:width="5.4cm" svg:height="1.8cm" svg:x="1.3cm" svg:y="3.3cm" draw:control="control2"/>
        <draw:control draw:style-name="gr2" draw:text-style-name="P3" draw:layer="layout" svg:width="3.4cm" svg:height="1.6cm" svg:x="1.3cm" svg:y="5.1cm" draw:control="control3"/>
        <draw:control draw:style-name="gr3" draw:text-style-name="P4" draw:layer="layout" svg:width="4cm" svg:height="0.9cm" svg:x="4.8cm" svg:y="3.8cm" draw:control="control4"/>
        <draw:control draw:style-name="gr3" draw:text-style-name="P4" draw:layer="layout" svg:width="4cm" svg:height="0.9cm" svg:x="4.6cm" svg:y="5.5cm" draw:control="control5"/>
        <draw:custom-shape draw:style-name="gr4" draw:text-style-name="P5" draw:layer="layout" svg:width="18.6cm" svg:height="19.8cm" svg:x="1.2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5cm" svg:height="19.8cm" svg:x="3.5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8.6cm" svg:height="1.5cm" svg:x="1.2cm" svg:y="7.8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2cm" svg:height="0.8cm" svg:x="1.4cm" svg:y="8.1cm" draw:control="control6"/>
        <draw:control draw:style-name="gr2" draw:text-style-name="P7" draw:layer="layout" svg:width="2.6cm" svg:height="2cm" svg:x="8cm" svg:y="7.5cm" draw:control="control7"/>
        <draw:control draw:style-name="gr2" draw:text-style-name="P7" draw:layer="layout" svg:width="3.7cm" svg:height="0.7cm" svg:x="16.2cm" svg:y="8.1cm" draw:control="control8"/>
        <draw:control draw:style-name="gr3" draw:text-style-name="P8" draw:layer="layout" svg:width="6.7cm" svg:height="1cm" svg:x="7.15cm" svg:y="27.7cm" draw:control="control9"/>
        <draw:control draw:style-name="gr3" draw:text-style-name="P9" draw:layer="layout" svg:width="2.1cm" svg:height="1.2cm" svg:x="1.3cm" svg:y="10.7cm" draw:control="control10"/>
        <draw:control draw:style-name="gr3" draw:text-style-name="P9" draw:layer="layout" svg:width="2.1cm" svg:height="1.2cm" svg:x="1.3cm" svg:y="11.9cm" draw:control="control11"/>
        <draw:control draw:style-name="gr3" draw:text-style-name="P9" draw:layer="layout" svg:width="2.1cm" svg:height="1.2cm" svg:x="1.3cm" svg:y="13.1cm" draw:control="control12"/>
        <draw:control draw:style-name="gr3" draw:text-style-name="P9" draw:layer="layout" svg:width="2.1cm" svg:height="1.2cm" svg:x="1.3cm" svg:y="14.3cm" draw:control="control13"/>
        <draw:control draw:style-name="gr3" draw:text-style-name="P9" draw:layer="layout" svg:width="2.1cm" svg:height="1.2cm" svg:x="1.3cm" svg:y="15.5cm" draw:control="control14"/>
        <draw:control draw:style-name="gr3" draw:text-style-name="P9" draw:layer="layout" svg:width="2.1cm" svg:height="1.2cm" svg:x="1.3cm" svg:y="16.7cm" draw:control="control15"/>
        <draw:control draw:style-name="gr3" draw:text-style-name="P9" draw:layer="layout" svg:width="2.1cm" svg:height="1.2cm" svg:x="1.3cm" svg:y="9.5cm" draw:control="control16"/>
        <draw:control draw:style-name="gr3" draw:text-style-name="P9" draw:layer="layout" svg:width="2.1cm" svg:height="1.2cm" svg:x="1.3cm" svg:y="26.2cm" draw:control="control17"/>
        <draw:control draw:style-name="gr3" draw:text-style-name="P9" draw:layer="layout" svg:width="2.1cm" svg:height="1.2cm" svg:x="1.3cm" svg:y="19.1cm" draw:control="control18"/>
        <draw:control draw:style-name="gr3" draw:text-style-name="P9" draw:layer="layout" svg:width="2.1cm" svg:height="1.2cm" svg:x="1.3cm" svg:y="20.3cm" draw:control="control19"/>
        <draw:control draw:style-name="gr3" draw:text-style-name="P9" draw:layer="layout" svg:width="2.1cm" svg:height="1.2cm" svg:x="1.3cm" svg:y="21.5cm" draw:control="control20"/>
        <draw:control draw:style-name="gr3" draw:text-style-name="P9" draw:layer="layout" svg:width="2.1cm" svg:height="1.2cm" svg:x="1.3cm" svg:y="22.6cm" draw:control="control21"/>
        <draw:control draw:style-name="gr3" draw:text-style-name="P9" draw:layer="layout" svg:width="2.1cm" svg:height="1.2cm" svg:x="1.3cm" svg:y="23.8cm" draw:control="control22"/>
        <draw:control draw:style-name="gr3" draw:text-style-name="P9" draw:layer="layout" svg:width="2.1cm" svg:height="1.2cm" svg:x="1.3cm" svg:y="25cm" draw:control="control23"/>
        <draw:control draw:style-name="gr3" draw:text-style-name="P9" draw:layer="layout" svg:width="2.1cm" svg:height="1.2cm" svg:x="1.3cm" svg:y="17.9cm" draw:control="control24"/>
        <draw:control draw:style-name="gr3" draw:text-style-name="P9" draw:layer="layout" svg:width="12.3cm" svg:height="1.2cm" svg:x="3.6cm" svg:y="10.7cm" draw:control="control25"/>
        <draw:control draw:style-name="gr3" draw:text-style-name="P9" draw:layer="layout" svg:width="12.3cm" svg:height="1.2cm" svg:x="3.6cm" svg:y="11.9cm" draw:control="control26"/>
        <draw:control draw:style-name="gr3" draw:text-style-name="P9" draw:layer="layout" svg:width="12.3cm" svg:height="1.2cm" svg:x="3.6cm" svg:y="13.1cm" draw:control="control27"/>
        <draw:control draw:style-name="gr3" draw:text-style-name="P9" draw:layer="layout" svg:width="12.3cm" svg:height="1.2cm" svg:x="3.6cm" svg:y="14.3cm" draw:control="control28"/>
        <draw:control draw:style-name="gr3" draw:text-style-name="P9" draw:layer="layout" svg:width="12.3cm" svg:height="1.2cm" svg:x="3.6cm" svg:y="15.5cm" draw:control="control29"/>
        <draw:control draw:style-name="gr3" draw:text-style-name="P9" draw:layer="layout" svg:width="12.3cm" svg:height="1.2cm" svg:x="3.6cm" svg:y="16.7cm" draw:control="control30"/>
        <draw:control draw:style-name="gr3" draw:text-style-name="P9" draw:layer="layout" svg:width="12.3cm" svg:height="1.2cm" svg:x="3.6cm" svg:y="9.5cm" draw:control="control31"/>
        <draw:control draw:style-name="gr3" draw:text-style-name="P9" draw:layer="layout" svg:width="12.3cm" svg:height="1.2cm" svg:x="3.6cm" svg:y="17.9cm" draw:control="control32"/>
        <draw:control draw:style-name="gr3" draw:text-style-name="P9" draw:layer="layout" svg:width="12.3cm" svg:height="1.2cm" svg:x="3.6cm" svg:y="19.1cm" draw:control="control33"/>
        <draw:control draw:style-name="gr3" draw:text-style-name="P9" draw:layer="layout" svg:width="12.3cm" svg:height="1.1cm" svg:x="3.6cm" svg:y="20.3cm" draw:control="control34"/>
        <draw:control draw:style-name="gr3" draw:text-style-name="P9" draw:layer="layout" svg:width="12.3cm" svg:height="1.1cm" svg:x="3.6cm" svg:y="21.4cm" draw:control="control35"/>
        <draw:control draw:style-name="gr3" draw:text-style-name="P9" draw:layer="layout" svg:width="12.3cm" svg:height="1.2cm" svg:x="3.6cm" svg:y="22.5cm" draw:control="control36"/>
        <draw:control draw:style-name="gr3" draw:text-style-name="P9" draw:layer="layout" svg:width="12.3cm" svg:height="1.2cm" svg:x="3.6cm" svg:y="23.7cm" draw:control="control37"/>
        <draw:control draw:style-name="gr3" draw:text-style-name="P9" draw:layer="layout" svg:width="12.3cm" svg:height="1.2cm" svg:x="3.6cm" svg:y="24.9cm" draw:control="control38"/>
        <draw:control draw:style-name="gr3" draw:text-style-name="P9" draw:layer="layout" svg:width="3.6cm" svg:height="1.2cm" svg:x="16.1cm" svg:y="10.7cm" draw:control="control39"/>
        <draw:control draw:style-name="gr3" draw:text-style-name="P9" draw:layer="layout" svg:width="3.6cm" svg:height="1.2cm" svg:x="16.1cm" svg:y="11.9cm" draw:control="control40"/>
        <draw:control draw:style-name="gr3" draw:text-style-name="P9" draw:layer="layout" svg:width="3.6cm" svg:height="1.2cm" svg:x="16.1cm" svg:y="13.1cm" draw:control="control41"/>
        <draw:control draw:style-name="gr3" draw:text-style-name="P9" draw:layer="layout" svg:width="3.6cm" svg:height="1.2cm" svg:x="16.1cm" svg:y="14.3cm" draw:control="control42"/>
        <draw:control draw:style-name="gr3" draw:text-style-name="P9" draw:layer="layout" svg:width="3.6cm" svg:height="1.2cm" svg:x="16.1cm" svg:y="15.5cm" draw:control="control43"/>
        <draw:control draw:style-name="gr3" draw:text-style-name="P9" draw:layer="layout" svg:width="3.6cm" svg:height="1.2cm" svg:x="16.1cm" svg:y="16.7cm" draw:control="control44"/>
        <draw:control draw:style-name="gr3" draw:text-style-name="P9" draw:layer="layout" svg:width="3.6cm" svg:height="1.2cm" svg:x="16.1cm" svg:y="9.5cm" draw:control="control45"/>
        <draw:control draw:style-name="gr3" draw:text-style-name="P9" draw:layer="layout" svg:width="3.6cm" svg:height="1.2cm" svg:x="16.1cm" svg:y="17.9cm" draw:control="control46"/>
        <draw:control draw:style-name="gr3" draw:text-style-name="P9" draw:layer="layout" svg:width="3.6cm" svg:height="1.2cm" svg:x="16.1cm" svg:y="20.3cm" draw:control="control47"/>
        <draw:control draw:style-name="gr3" draw:text-style-name="P9" draw:layer="layout" svg:width="3.6cm" svg:height="1.1cm" svg:x="16.1cm" svg:y="21.5cm" draw:control="control48"/>
        <draw:control draw:style-name="gr3" draw:text-style-name="P9" draw:layer="layout" svg:width="3.6cm" svg:height="1.2cm" svg:x="16.1cm" svg:y="22.6cm" draw:control="control49"/>
        <draw:control draw:style-name="gr3" draw:text-style-name="P9" draw:layer="layout" svg:width="3.6cm" svg:height="1.2cm" svg:x="16.1cm" svg:y="23.8cm" draw:control="control50"/>
        <draw:control draw:style-name="gr3" draw:text-style-name="P9" draw:layer="layout" svg:width="3.6cm" svg:height="1.2cm" svg:x="16.1cm" svg:y="25cm" draw:control="control51"/>
        <draw:control draw:style-name="gr3" draw:text-style-name="P9" draw:layer="layout" svg:width="3.6cm" svg:height="1.2cm" svg:x="16.1cm" svg:y="26.2cm" draw:control="control52"/>
        <draw:control draw:style-name="gr3" draw:text-style-name="P9" draw:layer="layout" svg:width="3.6cm" svg:height="1.2cm" svg:x="16.1cm" svg:y="19.1cm" draw:control="control53"/>
        <draw:control draw:style-name="gr3" draw:text-style-name="P9" draw:layer="layout" svg:width="12.3cm" svg:height="1.2cm" svg:x="3.6cm" svg:y="26.1cm" draw:control="control5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5:05:01.565000000</meta:creation-date>
    <dc:date>2015-11-19T19:24:46.646000000</dc:date>
    <meta:editing-duration>PT20M58S</meta:editing-duration>
    <meta:editing-cycles>5</meta:editing-cycles>
    <meta:generator>LibreOffice/5.0.3.2$Windows_x86 LibreOffice_project/e5f16313668ac592c1bfb310f4390624e3dbfb75</meta:generator>
    <meta:document-statistic meta:object-count="58"/>
  </office:meta>
</office:document-meta>
</file>